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106cm" style:rel-column-width="29098*"/>
    </style:style>
    <style:style style:name="Tabella1.B" style:family="table-column">
      <style:table-column-properties style:column-width="6.394cm" style:rel-column-width="3643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9cm"/>
    </style:style>
    <style:style style:name="Tabella1.A3" style:family="table-cell">
      <style:table-cell-properties fo:padding="0.049cm" fo:border="0.05pt solid #000000"/>
    </style:style>
    <style:style style:name="Tabella1.4" style:family="table-row">
      <style:table-row-properties style:row-height="0.75cm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2cm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2.75cm"/>
    </style:style>
    <style:style style:name="Tabella1.A12" style:family="table-cell">
      <style:table-cell-properties fo:padding="0.049cm" fo:border-left="0.05pt solid #000000" fo:border-right="none" fo:border-top="none" fo:border-bottom="0.1pt solid #000000"/>
    </style:style>
    <style:style style:name="Tabella1.B12" style:family="table-cell">
      <style:table-cell-properties fo:padding="0.049cm" fo:border-left="0.05pt solid #000000" fo:border-right="0.05pt solid #000000" fo:border-top="none" fo:border-bottom="0.1pt solid #000000"/>
    </style:style>
    <style:style style:name="Tabella1.A13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fb8e42" officeooo:paragraph-rsid="00fb8e42" style:font-name-asian="SimSun" style:font-size-asian="16pt" style:font-style-asian="normal" style:font-weight-asian="bold" style:font-name-complex="Tahoma" style:font-size-complex="16pt" style:font-style-complex="normal" style:font-weight-complex="bold" style:text-scale="25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0fd6708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0fb8e42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5a25f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df587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116a2f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fd6708" officeooo:paragraph-rsid="00fd6708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fd6708" officeooo:paragraph-rsid="00fd6708" style:font-name-asian="SimSun" style:font-size-asian="12.25pt" style:font-style-asian="normal" style:font-weight-asian="normal" style:font-name-complex="Tahoma" style:font-size-complex="14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1a116f" officeooo:paragraph-rsid="00fe1053" style:font-name-asian="SimSun" style:font-size-asian="12pt" style:font-style-asian="normal" style:font-weight-asian="normal" style:font-name-complex="Tahoma" style:font-size-complex="12pt" style:font-style-complex="normal" style:font-weight-complex="normal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1a116f" officeooo:paragraph-rsid="00ff4199" style:font-name-asian="SimSun" style:font-size-asian="12pt" style:font-style-asian="normal" style:font-weight-asian="normal" style:font-name-complex="Tahoma" style:font-size-complex="12pt" style:font-style-complex="normal" style:font-weight-complex="normal" style:text-scale="80%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fo:font-weight="bold" officeooo:rsid="00fb8e42" officeooo:paragraph-rsid="00fb8e42" style:font-name-asian="SimSun" style:font-size-asian="12.25pt" style:font-weight-asian="bold" style:font-name-complex="Tahoma" style:font-size-complex="14pt" style:font-weight-complex="bold" style:text-scale="90%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4pt" fo:font-weight="normal" officeooo:rsid="00fd6708" officeooo:paragraph-rsid="00fd6708" style:font-name-asian="SimSun" style:font-size-asian="12.25pt" style:font-weight-asian="normal" style:font-name-complex="Tahoma" style:font-size-complex="14pt" style:font-weight-complex="normal" style:text-scale="90%"/>
    </style:style>
    <style:style style:name="P24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ize-asian="14pt" style:font-style-asian="normal" style:font-style-complex="normal" style:text-scale="60%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officeooo:rsid="001a116f" style:font-size-asian="14pt"/>
    </style:style>
    <style:style style:name="T6" style:family="text">
      <style:text-properties fo:font-size="12pt" style:font-size-asian="12pt" style:font-size-complex="12pt" style:text-scale="80%"/>
    </style:style>
    <style:style style:name="T7" style:family="text">
      <style:text-properties officeooo:rsid="01116a2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8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7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7">John Lewis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8"><text:s/><text:placeholder text:placeholder-type="text">&lt;load(record, 'order_ref', mode='string', position=1)&gt;</text:placeholder></text:p>
          </table:table-cell>
          <table:table-cell table:style-name="Tabella1.B4" office:value-type="string">
            <text:p text:style-name="P8"><text:s/><text:placeholder text:placeholder-type="text">&lt;load(record, 'order_ref')&gt;</text:placeholder></text:p>
          </table:table-cell>
        </table:table-row>
        <table:table-row table:style-name="Tabella1.4">
          <table:table-cell table:style-name="Tabella1.A4" office:value-type="string">
            <text:p text:style-name="P14"><text:s/>J.L. DEPT. / <text:s/><text:span text:style-name="T5"><text:placeholder text:placeholder-type="text">&lt;load(record, 'code_partner', mode='string', position=1)&gt;</text:placeholder></text:span></text:p>
          </table:table-cell>
          <table:table-cell table:style-name="Tabella1.B4" office:value-type="string">
            <text:p text:style-name="P23"><text:s/>820 / <text:span text:style-name="T2"><text:placeholder text:placeholder-type="text">&lt;load(record, 'code_partner')&gt;</text:placeholder></text:span></text:p>
          </table:table-cell>
        </table:table-row>
        <table:table-row table:style-name="Tabella1.4">
          <table:table-cell table:style-name="Tabella1.A4" office:value-type="string">
            <text:p text:style-name="P13"><text:s/>SUPPLIER NAME</text:p>
          </table:table-cell>
          <table:table-cell table:style-name="Tabella1.B4" office:value-type="string">
            <text:p text:style-name="P22"><text:s/>Fiam S.p.A. - Made in Italy</text:p>
          </table:table-cell>
        </table:table-row>
        <table:table-row table:style-name="Tabella1.4">
          <table:table-cell table:style-name="Tabella1.A4" office:value-type="string">
            <text:p text:style-name="P9"><text:s/><text:placeholder text:placeholder-type="text">&lt;load(record, 'code', mode='string', position=1)&gt;</text:placeholder></text:p>
          </table:table-cell>
          <table:table-cell table:style-name="Tabella1.B4" office:value-type="string">
            <text:p text:style-name="P9"><text:s/><text:placeholder text:placeholder-type="text">&lt;load(record, 'code')&gt;</text:placeholder></text:p>
          </table:table-cell>
        </table:table-row>
        <table:table-row table:style-name="Tabella1.4">
          <table:table-cell table:style-name="Tabella1.A4" office:value-type="string">
            <text:p text:style-name="P8"><text:s/><text:placeholder text:placeholder-type="text">&lt;load(record, 'description_partner', mode='string', position=1)&gt;</text:placeholder></text:p>
          </table:table-cell>
          <table:table-cell table:style-name="Tabella1.B4" office:value-type="string">
            <text:p text:style-name="P8"><text:s/><text:placeholder text:placeholder-type="text">&lt;load(record, 'description_partner')&gt;</text:placeholder></text:p>
          </table:table-cell>
        </table:table-row>
        <table:table-row table:style-name="Tabella1.9">
          <table:table-cell table:style-name="Tabella1.A9" office:value-type="string">
            <text:p text:style-name="P8"><text:s/><text:span text:style-name="T7">COLOUR</text:span></text:p>
          </table:table-cell>
          <table:table-cell table:style-name="Tabella1.B9" office:value-type="string">
            <text:p text:style-name="P12"><text:s/><text:placeholder text:placeholder-type="text">&lt;load(record, 'frame')&gt;</text:placeholder><text:placeholder text:placeholder-type="text">&lt;load(record, 'frame', mode='string', position=1)&gt;</text:placeholder></text:p>
            <text:p text:style-name="P12"><text:s/><text:placeholder text:placeholder-type="text">&lt;load(record, 'fabric')&gt;</text:placeholder><text:placeholder text:placeholder-type="text">&lt;load(record, 'fabric', mode='string', position=1)&gt;</text:placeholder><text:line-break/></text:p>
          </table:table-cell>
        </table:table-row>
        <table:table-row table:style-name="Tabella1.4">
          <table:table-cell table:style-name="Tabella1.A4" office:value-type="string">
            <text:p text:style-name="P10"><text:s/><text:span text:style-name="T6"><text:placeholder text:placeholder-type="text">&lt;load(record, 'counter_pack_total', mode='string')&gt;</text:placeholder></text:span></text:p>
          </table:table-cell>
          <table:table-cell table:style-name="Tabella1.B4" office:value-type="string">
            <text:p text:style-name="P11"><text:s/><text:span text:style-name="T6"><text:placeholder text:placeholder-type="text">&lt;load(record, 'counter_pack_total', counter=counter)&gt;</text:placeholder></text:span></text:p>
          </table:table-cell>
        </table:table-row>
        <table:table-row table:style-name="Tabella1.4">
          <table:table-cell table:style-name="Tabella1.A4" office:value-type="string">
            <text:p text:style-name="P8"><text:s/><text:placeholder text:placeholder-type="text">&lt;load(record, 'dimension', mode='string', position=1)&gt;</text:placeholder></text:p>
          </table:table-cell>
          <table:table-cell table:style-name="Tabella1.B4" office:value-type="string">
            <text:p text:style-name="P8"><text:s/><text:placeholder text:placeholder-type="text">&lt;load(record, 'text1')&gt;</text:placeholder></text:p>
          </table:table-cell>
        </table:table-row>
        <text:soft-page-break/>
        <table:table-row table:style-name="Tabella1.12">
          <table:table-cell table:style-name="Tabella1.A12" office:value-type="string">
            <text:p text:style-name="P15"><text:s/><text:placeholder text:placeholder-type="text">&lt;load(record, 'q_x_pack', mode='string', position=1)&gt;</text:placeholder><text:placeholder text:placeholder-type="text">&lt;load(record, 'q_x_pack')&gt;</text:placeholder></text:p>
            <text:p text:style-name="P16"><text:s/><text:placeholder text:placeholder-type="text">&lt;load(record, 'order_deadline', mode='string', position=1)&gt;</text:placeholder><text:placeholder text:placeholder-type="text">&lt;date_reformat(load(record, 'order_deadline'), 'it')&gt;</text:placeholder></text:p>
          </table:table-cell>
          <table:table-cell table:style-name="Tabella1.B12" office:value-type="string">
            <text:p text:style-name="P21"><draw:frame draw:style-name="fr1" draw:name="image: barcode(load(record, 'ean13'), 'ean13')" text:anchor-type="as-char" svg:width="6.172cm" style:rel-width="98%" svg:height="2.596cm" style:rel-height="98%" draw:z-index="0"><draw:text-box><text:p text:style-name="P20"/></draw:text-box></draw:frame></text:p>
          </table:table-cell>
        </table:table-row>
        <table:table-row table:style-name="Tabella1.1">
          <table:table-cell table:style-name="Tabella1.A13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3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22:37.556440834</dc:date>
    <meta:editing-duration>PT20H22M51S</meta:editing-duration>
    <meta:editing-cycles>254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31" meta:word-count="111" meta:character-count="1387" meta:non-whitespace-character-count="1285"/>
  </office:meta>
</office:document-meta>
</file>